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e58" officeooo:paragraph-rsid="0007ce58"/>
    </style:style>
    <style:style style:name="P2" style:family="paragraph" style:parent-style-name="Standard">
      <style:text-properties officeooo:rsid="0007ce58" officeooo:paragraph-rsid="0009530e"/>
    </style:style>
    <style:style style:name="P3" style:family="paragraph" style:parent-style-name="Standard">
      <style:text-properties officeooo:rsid="0009530e" officeooo:paragraph-rsid="0009530e"/>
    </style:style>
    <style:style style:name="P4" style:family="paragraph" style:parent-style-name="Standard">
      <style:text-properties officeooo:rsid="000ae8c7" officeooo:paragraph-rsid="000ae8c7"/>
    </style:style>
    <style:style style:name="T1" style:family="text">
      <style:text-properties officeooo:rsid="0007ce58"/>
    </style:style>
    <style:style style:name="T2" style:family="text">
      <style:text-properties officeooo:rsid="0009530e"/>
    </style:style>
    <style:style style:name="T3" style:family="text">
      <style:text-properties officeooo:rsid="000ae8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1">AI LAB1 <text:s/>Report</text:span></text:p>
      <text:p text:style-name="Standard"><text:tab/><text:tab/><text:tab/><text:tab/><text:tab/><text:span text:style-name="T1">PB18111690 化雍翔</text:span></text:p>
      <text:p text:style-name="P1">1：代码思路分析：</text:p>
      <text:p text:style-name="P1">1.1 BFS</text:p>
      <text:p text:style-name="P1"><text:tab/>同 DFS 实现， 把 frontier 改为QUEUE 即可</text:p>
      <text:p text:style-name="P1">1.2 A star</text:p>
      <text:p text:style-name="P1"><text:tab/>同 DFS 实现， 使用priority queue 实现 frontier</text:p>
      <text:p text:style-name="P1"><text:tab/>frontier 内容：</text:p>
      <text:p text:style-name="P1"><text:tab/>frontier((current_state,prev_state,path_cost_to_current_state),path_cost_to_current_state + heuristic(current_state))</text:p>
      <text:p text:style-name="P1"><text:tab/>frontier 初始化：</text:p>
      <text:p text:style-name="P1"><text:tab/>frontier.push((start_state,None,0),heuristic(start_state))</text:p>
      <text:p text:style-name="P1">1.3MiniMax</text:p>
      <text:p text:style-name="P1"><text:tab/>计算state utility：</text:p>
      <text:p text:style-name="P1"><text:tab/>best_score used to record current best utility value</text:p>
      <text:p text:style-name="P1"><text:tab/>it’s initialized to -inf(max node) <text:s/>or inf(min node)</text:p>
      <text:p text:style-name="P1"><text:tab/> <text:s text:c="7"/>best_state, best_score = None, -float('inf') if state.isMe() else float('inf')</text:p>
      <text:p text:style-name="P2"><text:tab/></text:p>
      <text:p text:style-name="P2"><text:tab/>recursively compute utility value of child state,update best_score if better choise exits</text:p>
      <text:p text:style-name="P1"><text:s text:c="16"/><text:tab/>if next_score &gt; best_score:</text:p>
      <text:p text:style-name="P1"><text:s text:c="20"/>best_state, best_score = child, next_score</text:p>
      <text:p text:style-name="P1"><text:tab/><text:tab/>if next_score &lt; best_score:</text:p>
      <text:p text:style-name="P1"><text:s text:c="20"/>best_state, best_score = child, next_score</text:p>
      <text:p text:style-name="P1"/>
      <text:p text:style-name="P1"><text:tab/>什么时候到达底层<text:span text:style-name="T2">：</text:span></text:p>
      <text:p text:style-name="P1"><text:tab/><text:span text:style-name="T2">isTerminate() == True</text:span></text:p>
      <text:p text:style-name="P1"><text:tab/></text:p>
      <text:p text:style-name="P1"><text:tab/><text:span text:style-name="T2">Or</text:span></text:p>
      <text:p text:style-name="P1"><text:tab/></text:p>
      <text:p text:style-name="P1"><text:tab/><text:span text:style-name="T2">depth == 0 <text:s text:c="2"/>and <text:s/>isMe() == True <text:s text:c="2"/>Like below:</text:span></text:p>
      <text:p text:style-name="P1"/>
      <text:p text:style-name="P1"><text:tab/><text:span text:style-name="T2">depth:1 <text:s/>max()</text:span></text:p>
      <text:p text:style-name="P1"><text:tab/><text:tab/><text:span text:style-name="T2">|</text:span></text:p>
      <text:p text:style-name="P1"><text:tab/><text:tab/><text:span text:style-name="T2">v</text:span></text:p>
      <text:p text:style-name="P1"><text:tab/><text:span text:style-name="T2">depth:0 min()</text:span></text:p>
      <text:p text:style-name="P1"><text:tab/><text:tab/><text:span text:style-name="T2">|</text:span></text:p>
      <text:p text:style-name="P1"><text:tab/><text:tab/><text:span text:style-name="T2">v</text:span></text:p>
      <text:p text:style-name="P1"><text:tab/><text:span text:style-name="T2">depth:0 min()</text:span></text:p>
      <text:p text:style-name="P1"><text:tab/><text:tab/><text:span text:style-name="T2">|</text:span></text:p>
      <text:p text:style-name="P1"><text:tab/><text:tab/><text:span text:style-name="T2">v<text:tab/></text:span></text:p>
      <text:p text:style-name="P1"><text:tab/><text:span text:style-name="T2">depth:0 max() <text:s text:c="2"/>(ground layer)</text:span></text:p>
      <text:p text:style-name="P1"><text:tab/><text:tab/><text:span text:style-name="T2">|<text:tab/></text:span></text:p>
      <text:p text:style-name="P1"><text:tab/><text:tab/><text:span text:style-name="T2">v</text:span></text:p>
      <text:p text:style-name="P1"><text:tab/><text:span text:style-name="T2">depth:-1 … <text:s/>(don’t exist)</text:span></text:p>
      <text:p text:style-name="P3">1.4 AlphaBetaPrunning</text:p>
      <text:p text:style-name="P3"><text:tab/>什么时候剪枝？</text:p>
      <text:p text:style-name="P3"><text:tab/>如下图：</text:p>
      <text:p text:style-name="P3"/>
      <text:p text:style-name="P3"><text:soft-page-break/><text:tab/>Layer1</text:p>
      <text:p text:style-name="P3"><text:tab/>|</text:p>
      <text:p text:style-name="P3"><text:tab/>v</text:p>
      <text:p text:style-name="P3"><text:tab/>Layer2</text:p>
      <text:p text:style-name="P3"><text:tab/>/<text:tab/>\<text:tab/>….</text:p>
      <text:p text:style-name="P3"><text:tab/>v<text:tab/>v</text:p>
      <text:p text:style-name="P3"><text:s text:c="6"/>child1<text:tab/>child2</text:p>
      <text:p text:style-name="P3"/>
      <text:p text:style-name="P3">current state:Layer2</text:p>
      <text:p text:style-name="P3"><text:tab/>if current state is max node</text:p>
      <text:p text:style-name="P3"><text:tab/>if current state cannot change beta value of it’s ancestor’s(the first min node)</text:p>
      <text:p text:style-name="P3"><text:tab/>it will not affect the final result ,we just cut rest of it’s child</text:p>
      <text:p text:style-name="P3"><text:tab/>if : <text:span text:style-name="T3">best_score &gt; beta <text:s/>and best_score will only increase cut rest child</text:span></text:p>
      <text:p text:style-name="P3">if next_score &gt; best_score:</text:p>
      <text:p text:style-name="P3"><text:s text:c="20"/>best_state = child</text:p>
      <text:p text:style-name="P3"><text:s text:c="20"/>best_score = next_score</text:p>
      <text:p text:style-name="P3"/>
      <text:p text:style-name="P3"><text:tab/><text:span text:style-name="T3">if current state is min node </text:span></text:p>
      <text:p text:style-name="P4"><text:tab/>for the same reason</text:p>
      <text:p text:style-name="P4">if next_score &lt; best_score:</text:p>
      <text:p text:style-name="P4"><text:s text:c="20"/>best_state = child</text:p>
      <text:p text:style-name="P4"><text:s text:c="20"/>best_score = next_score</text:p>
      <text:p text:style-name="P4"/>
      <text:p text:style-name="P4">2:实验中困难的点：</text:p>
      <text:p text:style-name="P4"><text:tab/>1：MiniMax 使用的Utility 函数是 可能对某一中间状态的评估，因为可能在到搜索深度极限时仍然没有碰到终止状态。</text:p>
      <text:p text:style-name="P4"><text:tab/>2：因为 depth是每个agent走的最大步数而不是搜索深度，开始时理解错误，且判定到达深度的最后一个状态较难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21:48:03.392849138</meta:creation-date>
    <dc:date>2021-06-01T22:19:04.654146497</dc:date>
    <meta:editing-duration>PT7M52S</meta:editing-duration>
    <meta:editing-cycles>1</meta:editing-cycles>
    <meta:document-statistic meta:table-count="0" meta:image-count="0" meta:object-count="0" meta:page-count="2" meta:paragraph-count="67" meta:word-count="368" meta:character-count="1808" meta:non-whitespace-character-count="1411"/>
    <meta:generator>LibreOffice/7.1.3.2$Linux_X86_64 LibreOffice_project/47f78053abe362b9384784d31a6e56f8511eb1c1</meta:generator>
  </office:meta>
</office:document-meta>
</file>